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4c6b" officeooo:paragraph-rsid="000e4c6b"/>
    </style:style>
    <style:style style:name="P2" style:family="paragraph" style:parent-style-name="Standard" style:list-style-name="L1">
      <style:text-properties officeooo:rsid="000e4c6b" officeooo:paragraph-rsid="000e4c6b"/>
    </style:style>
    <style:style style:name="P3" style:family="paragraph" style:parent-style-name="Standard" style:list-style-name="L2">
      <style:text-properties officeooo:rsid="000e4c6b" officeooo:paragraph-rsid="000e4c6b"/>
    </style:style>
    <style:style style:name="P4" style:family="paragraph" style:parent-style-name="Standard" style:list-style-name="L3">
      <style:text-properties officeooo:rsid="000e4c6b" officeooo:paragraph-rsid="000e4c6b"/>
    </style:style>
    <style:style style:name="P5" style:family="paragraph" style:parent-style-name="Standard" style:list-style-name="L4">
      <style:text-properties officeooo:rsid="000e4c6b" officeooo:paragraph-rsid="000e4c6b"/>
    </style:style>
    <style:style style:name="P6" style:family="paragraph" style:parent-style-name="Standard" style:list-style-name="L5">
      <style:text-properties officeooo:rsid="000e4c6b" officeooo:paragraph-rsid="000e4c6b"/>
    </style:style>
    <style:style style:name="P7" style:family="paragraph" style:parent-style-name="Standard" style:list-style-name="L2">
      <style:text-properties officeooo:rsid="000f64bd" officeooo:paragraph-rsid="000f64bd"/>
    </style:style>
    <style:style style:name="P8" style:family="paragraph" style:parent-style-name="Standard" style:list-style-name="L5">
      <style:text-properties officeooo:rsid="000f64bd" officeooo:paragraph-rsid="000f64bd"/>
    </style:style>
    <style:style style:name="T1" style:family="text">
      <style:text-properties officeooo:rsid="000f64bd"/>
    </style:style>
    <style:style style:name="T2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tube API</text:p>
      <text:list xml:id="list1071150369219962753" text:style-name="L1">
        <text:list-item>
          <text:p text:style-name="P2">getUserResults</text:p>
        </text:list-item>
        <text:list-item>
          <text:p text:style-name="P2">load youtube video (mobile and desktop)</text:p>
        </text:list-item>
      </text:list>
      <text:p text:style-name="P1"/>
      <text:p text:style-name="P1">Database</text:p>
      <text:list xml:id="list3010466180667366713" text:style-name="L2">
        <text:list-item>
          <text:p text:style-name="P3">basic functions (ie create, read, update, delete)</text:p>
        </text:list-item>
        <text:list-item>
          <text:p text:style-name="P7">delayCalls and releaseDelay</text:p>
        </text:list-item>
      </text:list>
      <text:p text:style-name="P1"/>
      <text:p text:style-name="P1">Functionality</text:p>
      <text:list xml:id="list8965434077098615778" text:style-name="L5">
        <text:list-item>
          <text:p text:style-name="P6">get filter rules from textboxes and save them to the database</text:p>
        </text:list-item>
        <text:list-item>
          <text:p text:style-name="P6">helper function: convert array of objects to an html table</text:p>
        </text:list-item>
        <text:list-item>
          <text:p text:style-name="P6">helper function: append <text:span text:style-name="T2">array</text:span> of objects (results) to existing html table</text:p>
        </text:list-item>
        <text:list-item>
          <text:p text:style-name="P6">get existing rules from the database and store them in memory and display them</text:p>
        </text:list-item>
        <text:list-item>
          <text:p text:style-name="P6">get Youtube results from database and display them</text:p>
        </text:list-item>
        <text:list-item>
          <text:p text:style-name="P6">get last 3 videos for each user from dataase and store them in memory</text:p>
        </text:list-item>
        <text:list-item>
          <text:p text:style-name="P6">helper function: convert array of objects to an html table</text:p>
        </text:list-item>
        <text:list-item>
          <text:p text:style-name="P6">helper function: append array of objects (results) to existing html table</text:p>
        </text:list-item>
        <text:list-item>
          <text:p text:style-name="P6">get videos - using rules in memory iterate through the users and make Youtube API calls to get the results; for the results, determine any new videos using the latest 3 videos and push results to an array</text:p>
          <text:list>
            <text:list-item>
              <text:p text:style-name="P8">update latest 3 videos for each user</text:p>
            </text:list-item>
            <text:list-item>
              <text:p text:style-name="P8">use array to store youtube results and append the results to the html tables</text:p>
            </text:list-item>
          </text:list>
        </text:list-item>
      </text:list>
      <text:p text:style-name="P1"/>
      <text:p text:style-name="P1">UI</text:p>
      <text:list xml:id="list5707210122274620223" text:style-name="L4">
        <text:list-item>
          <text:p text:style-name="P5">navigation system (tabs?)</text:p>
        </text:list-item>
        <text:list-item>
          <text:p text:style-name="P5">loading popup</text:p>
        </text:list-item>
        <text:list-item>
          <text:p text:style-name="P5">help popup</text:p>
        </text:list-item>
      </text:list>
      <text:p text:style-name="P1"/>
      <text:p text:style-name="P1">Extra</text:p>
      <text:list xml:id="list4552843665310842868" text:style-name="L3">
        <text:list-item>
          <text:p text:style-name="P4">display icons</text:p>
        </text:list-item>
        <text:list-item>
          <text:p text:style-name="P4">login and set up playlist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21:23:04.602000000</meta:creation-date>
    <dc:date>2015-11-13T21:41:51.508000000</dc:date>
    <meta:editing-duration>PT3M35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5" meta:word-count="205" meta:character-count="1110" meta:non-whitespace-character-count="950"/>
  </office:meta>
</office:document-meta>
</file>